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Source Code Pro" svg:font-family="'Source Code Pro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12pt" officeooo:paragraph-rsid="00080330" style:font-size-asian="12pt" style:font-size-complex="12pt"/>
    </style:style>
    <style:style style:name="P2" style:family="paragraph" style:parent-style-name="Standard">
      <style:text-properties style:font-name="Source Code Pro" fo:font-size="12pt" officeooo:paragraph-rsid="000ab13b" style:font-size-asian="12pt" style:font-size-complex="12pt"/>
    </style:style>
    <style:style style:name="P3" style:family="paragraph" style:parent-style-name="Standard">
      <style:text-properties officeooo:paragraph-rsid="0012e745"/>
    </style:style>
    <style:style style:name="P4" style:family="paragraph" style:parent-style-name="Standard">
      <style:text-properties officeooo:paragraph-rsid="0009347a"/>
    </style:style>
    <style:style style:name="P5" style:family="paragraph" style:parent-style-name="Standard">
      <style:text-properties officeooo:rsid="0018c2e3" officeooo:paragraph-rsid="0018c2e3"/>
    </style:style>
    <style:style style:name="P6" style:family="paragraph" style:parent-style-name="Standard">
      <style:text-properties officeooo:rsid="001a5819" officeooo:paragraph-rsid="001a5819"/>
    </style:style>
    <style:style style:name="P7" style:family="paragraph" style:parent-style-name="Standard">
      <style:text-properties officeooo:rsid="001af6f7" officeooo:paragraph-rsid="001af6f7"/>
    </style:style>
    <style:style style:name="P8" style:family="paragraph" style:parent-style-name="Standard" style:master-page-name="Standard">
      <style:paragraph-properties style:page-number="auto"/>
      <style:text-properties style:font-name="Source Code Pro" fo:font-size="12pt" officeooo:paragraph-rsid="00080330" style:font-size-asian="12pt" style:font-size-complex="12pt"/>
    </style:style>
    <style:style style:name="P9" style:family="paragraph" style:parent-style-name="Standard">
      <style:text-properties style:font-name="Source Code Pro" fo:font-size="12pt" style:text-underline-style="none" officeooo:rsid="0013a94b" officeooo:paragraph-rsid="0013a94b" style:font-size-asian="12pt" style:font-size-complex="12pt"/>
    </style:style>
    <style:style style:name="P10" style:family="paragraph" style:parent-style-name="Standard">
      <style:text-properties style:font-name="Source Code Pro" fo:font-size="12pt" style:text-underline-style="none" officeooo:rsid="00165232" officeooo:paragraph-rsid="0013a94b" style:font-size-asian="12pt" style:font-size-complex="12pt"/>
    </style:style>
    <style:style style:name="P11" style:family="paragraph" style:parent-style-name="Standard">
      <style:text-properties style:font-name="Source Code Pro" fo:font-size="12pt" style:text-underline-style="none" officeooo:rsid="0018c2e3" officeooo:paragraph-rsid="0018c2e3" style:font-size-asian="12pt" style:font-size-complex="12pt"/>
    </style:style>
    <style:style style:name="P12" style:family="paragraph" style:parent-style-name="Standard">
      <style:text-properties style:font-name="Source Code Pro" fo:font-size="12pt" officeooo:rsid="000cd2e0" officeooo:paragraph-rsid="000db28a" fo:background-color="#ffff00" style:font-size-asian="12pt" style:font-size-complex="12pt"/>
    </style:style>
    <style:style style:name="P13" style:family="paragraph" style:parent-style-name="Standard">
      <style:text-properties style:font-name="Source Code Pro" fo:font-size="12pt" officeooo:paragraph-rsid="000cd2e0" style:font-size-asian="12pt" style:font-size-complex="12pt"/>
    </style:style>
    <style:style style:name="P14" style:family="paragraph" style:parent-style-name="Standard" style:list-style-name="L1">
      <style:text-properties style:font-name="Source Code Pro" fo:font-size="12pt" officeooo:rsid="001cb04b" officeooo:paragraph-rsid="000cd2e0" fo:background-color="transparent" style:font-size-asian="12pt" style:font-size-complex="12pt"/>
    </style:style>
    <style:style style:name="T1" style:family="text">
      <style:text-properties style:font-name="Source Code Pro" fo:font-size="12pt" style:font-size-asian="12pt" style:font-size-complex="12pt"/>
    </style:style>
    <style:style style:name="T2" style:family="text">
      <style:text-properties style:font-name="Source Code Pro" fo:font-size="12pt" officeooo:rsid="000cd2e0" style:font-size-asian="12pt" style:font-size-complex="12pt"/>
    </style:style>
    <style:style style:name="T3" style:family="text">
      <style:text-properties style:font-name="Source Code Pro" fo:font-size="12pt" officeooo:rsid="000f2a77" style:font-size-asian="12pt" style:font-size-complex="12pt"/>
    </style:style>
    <style:style style:name="T4" style:family="text">
      <style:text-properties style:font-name="Source Code Pro" fo:font-size="12pt" officeooo:rsid="000db28a" style:font-size-asian="12pt" style:font-size-complex="12pt"/>
    </style:style>
    <style:style style:name="T5" style:family="text">
      <style:text-properties style:font-name="Source Code Pro" fo:font-size="12pt" style:text-underline-style="none" style:font-size-asian="12pt" style:font-size-complex="12pt"/>
    </style:style>
    <style:style style:name="T6" style:family="text">
      <style:text-properties style:font-name="Source Code Pro" fo:font-size="12pt" style:text-underline-style="none" officeooo:rsid="00165232" style:font-size-asian="12pt" style:font-size-complex="12pt"/>
    </style:style>
    <style:style style:name="T7" style:family="text">
      <style:text-properties style:font-name="Source Code Pro" fo:font-size="12pt" style:text-underline-style="none" officeooo:rsid="001b73c9" style:font-size-asian="12pt" style:font-size-complex="12pt"/>
    </style:style>
    <style:style style:name="T8" style:family="text">
      <style:text-properties style:font-name="Source Code Pro" fo:font-size="12pt" officeooo:rsid="000db28a" fo:background-color="transparent" loext:char-shading-value="0" style:font-size-asian="12pt" style:font-size-complex="12pt"/>
    </style:style>
    <style:style style:name="T9" style:family="text">
      <style:text-properties style:font-name="Source Code Pro" fo:font-size="12pt" officeooo:rsid="0012e745" fo:background-color="transparent" loext:char-shading-value="0" style:font-size-asian="12pt" style:font-size-complex="12pt"/>
    </style:style>
    <style:style style:name="T10" style:family="text">
      <style:text-properties style:font-name="Source Code Pro" fo:font-size="12pt" officeooo:rsid="000f2a77" fo:background-color="transparent" loext:char-shading-value="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 <text:s/>титульный (кто и что (где когда))</text:p>
      <text:p text:style-name="P3"><text:span text:style-name="T1"><text:s/>«</text:span><text:span text:style-name="T9">Разработка</text:span><text:span text:style-name="T8"> модел</text:span><text:span text:style-name="T9">и</text:span><text:span text:style-name="T8"> интеграции различных систем мониторинга в единую систему </text:span><text:span text:style-name="T9">интеллектуального </text:span><text:span text:style-name="T10">анализа</text:span><text:span text:style-name="T1">»</text:span></text:p>
      <text:p text:style-name="P1"/>
      <text:p text:style-name="P4"><text:span text:style-name="T1">2. <text:s/></text:span><text:span text:style-name="T5">Актуальность (проблема) (Уже не создано)</text:span></text:p>
      <text:p text:style-name="P9"/>
      <text:p text:style-name="P6"><text:span text:style-name="T5">В наше время является актуально иметь общую картину всего того, что происходит в городе. Ведь именно так можно правильно оценить ситуацию </text:span><text:span text:style-name="T7">и менять город к лучшему</text:span><text:span text:style-name="T5">.</text:span></text:p>
      <text:p text:style-name="P9"/>
      <text:p text:style-name="P9">Проблема</text:p>
      <text:p text:style-name="P7"><text:span text:style-name="T6">П</text:span><text:span text:style-name="T5">роблема в том, что в Новосибирске существуют различные системы мониторинга,накопления и сбора данных, но они между собой никак не интегрируются.</text:span></text:p>
      <text:p text:style-name="P10"/>
      <text:p text:style-name="P10"/>
      <text:p text:style-name="P5"><text:s/>На данныовосибирскей момент в Н</text:p>
      <text:p text:style-name="P5"><text:span text:style-name="T6">м</text:span><text:span text:style-name="T5">ного систем которые можно считать умныыми</text:span></text:p>
      <text:p text:style-name="P11">(автоматизация, накопление информацией, системы мониторинга, внедряються датчики(электроэнергии))</text:p>
      <text:p text:style-name="P11">Есть системы. которые собирают данные, но они между собой не итегрируються и никто не задумываются</text:p>
      <text:p text:style-name="P11"/>
      <text:p text:style-name="P11">новые знания</text:p>
      <text:p text:style-name="P11">не выполняеться общий анализ</text:p>
      <text:p text:style-name="P11">и уходит много времени, из-за сбора информации</text:p>
      <text:p text:style-name="P11"/>
      <text:p text:style-name="P11">связывать разные системы мониторинга, для получения нового эффекта в единную.</text:p>
      <text:p text:style-name="P11"/>
      <text:p text:style-name="P11">нет общей картины города</text:p>
      <text:p text:style-name="P11"/>
      <text:p text:style-name="P11">получение анализа всего того что происходит.</text:p>
      <text:p text:style-name="P11"/>
      <text:p text:style-name="P11"/>
      <text:p text:style-name="P10"/>
      <text:p text:style-name="P2">3. <text:s/>Цель.</text:p>
      <text:p text:style-name="P2"/>
      <text:p text:style-name="P3"><text:span text:style-name="T4">Разработать модель интеграции различных систем мониторинга в единую систему </text:span><text:span text:style-name="T9">интеллектуального</text:span><text:span text:style-name="T4"> </text:span><text:span text:style-name="T3">анализа</text:span><text:span text:style-name="T2">.</text:span></text:p>
      <text:p text:style-name="P12"/>
      <text:p text:style-name="P13">4. <text:s/>Задачи</text:p>
      <text:list xml:id="list2677751887" text:style-name="L1">
        <text:list-item>
          <text:p text:style-name="P14">Провести анализ существующих решений.</text:p>
        </text:list-item>
        <text:list-item>
          <text:p text:style-name="P14">Разработать схему, концепт системы.</text:p>
        </text:list-item>
        <text:list-item>
          <text:p text:style-name="P14">Создать и провести апробацию систем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Source Code Pro" svg:font-family="'Source Code Pro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Label_20_46" style:display-name="ListLabel 46" style:family="text">
      <style:text-properties style:font-name="Source Code Pro" fo:font-family="'Source Code Pro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531cm" fo:text-indent="-0.635cm" fo:margin-left="1.531cm"/>
        </style:list-level-properties>
        <style:text-properties fo:font-family="Symbol" style:font-charset="x-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2.166cm" fo:text-indent="-0.635cm" fo:margin-left="2.1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2.801cm" fo:text-indent="-0.635cm" fo:margin-left="2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3.436cm" fo:text-indent="-0.635cm" fo:margin-left="3.436cm"/>
        </style:list-level-properties>
        <style:text-properties fo:font-family="Symbol" style:font-charset="x-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4.071cm" fo:text-indent="-0.635cm" fo:margin-left="4.0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4.706cm" fo:text-indent="-0.635cm" fo:margin-left="4.70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341cm" fo:text-indent="-0.635cm" fo:margin-left="5.341cm"/>
        </style:list-level-properties>
        <style:text-properties fo:font-family="Symbol" style:font-charset="x-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5.976cm" fo:text-indent="-0.635cm" fo:margin-left="5.97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6.611cm" fo:text-indent="-0.635cm" fo:margin-left="6.61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3:12:34.378571644</meta:creation-date>
    <dc:date>2019-12-07T02:50:49.708696614</dc:date>
    <meta:editing-duration>PT7H13M23S</meta:editing-duration>
    <meta:editing-cycles>17</meta:editing-cycles>
    <meta:generator>LibreOffice/6.2.7.1$Linux_X86_64 LibreOffice_project/20$Build-1</meta:generator>
    <meta:document-statistic meta:table-count="0" meta:image-count="0" meta:object-count="0" meta:page-count="1" meta:paragraph-count="22" meta:word-count="168" meta:character-count="1233" meta:non-whitespace-character-count="1084"/>
  </office:meta>
</office:document-meta>
</file>